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c70e" officeooo:paragraph-rsid="0017c70e"/>
    </style:style>
    <style:style style:name="P2" style:family="paragraph" style:parent-style-name="Standard">
      <style:paragraph-properties fo:line-height="150%"/>
      <style:text-properties officeooo:rsid="0017d238" officeooo:paragraph-rsid="0017d238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7d238" officeooo:paragraph-rsid="0017d238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7d238" officeooo:paragraph-rsid="001987d2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987d2" officeooo:paragraph-rsid="001987d2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987d2" officeooo:paragraph-rsid="001a69d5"/>
    </style:style>
    <style:style style:name="P7" style:family="paragraph" style:parent-style-name="Standard">
      <style:paragraph-properties fo:line-height="150%"/>
      <style:text-properties officeooo:rsid="001afe01" officeooo:paragraph-rsid="001afe01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1afe01" officeooo:paragraph-rsid="001afe01"/>
    </style:style>
    <style:style style:name="P9" style:family="paragraph" style:parent-style-name="Standard">
      <style:paragraph-properties fo:line-height="150%"/>
      <style:text-properties officeooo:rsid="001c6bdf" officeooo:paragraph-rsid="001c6bdf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c6bdf" officeooo:paragraph-rsid="001c6bdf"/>
    </style:style>
    <style:style style:name="P11" style:family="paragraph" style:parent-style-name="Standard">
      <style:paragraph-properties fo:line-height="150%"/>
      <style:text-properties officeooo:rsid="001ca97d" officeooo:paragraph-rsid="001ca97d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1ca97d" officeooo:paragraph-rsid="001ca97d"/>
    </style:style>
    <style:style style:name="P13" style:family="paragraph" style:parent-style-name="Standard">
      <style:paragraph-properties fo:line-height="150%"/>
      <style:text-properties officeooo:rsid="001e8587" officeooo:paragraph-rsid="001e8587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1e8587" officeooo:paragraph-rsid="001e8587"/>
    </style:style>
    <style:style style:name="P15" style:family="paragraph" style:parent-style-name="Standard">
      <style:paragraph-properties fo:line-height="150%"/>
      <style:text-properties officeooo:rsid="0017a1b2" officeooo:paragraph-rsid="0017a1b2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7a1b2" officeooo:paragraph-rsid="0017a1b2"/>
    </style:style>
    <style:style style:name="P17" style:family="paragraph" style:parent-style-name="Standard">
      <style:paragraph-properties fo:line-height="150%"/>
      <style:text-properties officeooo:rsid="00100648" officeooo:paragraph-rsid="00100648"/>
    </style:style>
    <style:style style:name="P18" style:family="paragraph" style:parent-style-name="Standard">
      <style:paragraph-properties fo:line-height="150%"/>
      <style:text-properties officeooo:rsid="00100648" officeooo:paragraph-rsid="00102668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00648" officeooo:paragraph-rsid="00100648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1a050" officeooo:paragraph-rsid="0011a050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02668" officeooo:paragraph-rsid="00102668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156194" officeooo:paragraph-rsid="00156194"/>
    </style:style>
    <style:style style:name="P23" style:family="paragraph" style:parent-style-name="Standard">
      <style:paragraph-properties fo:line-height="150%"/>
      <style:text-properties officeooo:rsid="00139bd9" officeooo:paragraph-rsid="001640ea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139bd9" officeooo:paragraph-rsid="001640ea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312fa5" officeooo:paragraph-rsid="00312fa5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3254ef" officeooo:paragraph-rsid="003254ef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3255bd" officeooo:paragraph-rsid="003255bd"/>
    </style:style>
    <style:style style:name="P28" style:family="paragraph" style:parent-style-name="Standard">
      <style:paragraph-properties fo:line-height="150%" fo:text-align="justify" style:justify-single-word="false"/>
      <style:text-properties officeooo:rsid="0033cb37" officeooo:paragraph-rsid="0033cb37"/>
    </style:style>
    <style:style style:name="P29" style:family="paragraph" style:parent-style-name="Standard">
      <style:paragraph-properties fo:line-height="150%" fo:text-align="justify" style:justify-single-word="false"/>
      <style:text-properties officeooo:rsid="00342842" officeooo:paragraph-rsid="00342842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035f517" officeooo:paragraph-rsid="0035f517"/>
    </style:style>
    <style:style style:name="P31" style:family="paragraph" style:parent-style-name="Standard">
      <style:paragraph-properties fo:line-height="150%"/>
      <style:text-properties officeooo:rsid="003ab053" officeooo:paragraph-rsid="003ab053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3ab053" officeooo:paragraph-rsid="003ab053"/>
    </style:style>
    <style:style style:name="P33" style:family="paragraph" style:parent-style-name="Title">
      <style:paragraph-properties fo:line-height="150%"/>
    </style:style>
    <style:style style:name="P34" style:family="paragraph" style:parent-style-name="Subtitle">
      <style:paragraph-properties fo:line-height="150%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officeooo:rsid="0017a1b2" officeooo:paragraph-rsid="0017a1b2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officeooo:rsid="0017d238" officeooo:paragraph-rsid="0017d238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officeooo:rsid="001ca97d" officeooo:paragraph-rsid="001ca97d"/>
    </style:style>
    <style:style style:name="P38" style:family="paragraph" style:parent-style-name="Standard" style:list-style-name="L4">
      <style:paragraph-properties fo:line-height="150%"/>
      <style:text-properties officeooo:rsid="003ab053" officeooo:paragraph-rsid="003ab053"/>
    </style:style>
    <style:style style:name="P39" style:family="paragraph" style:parent-style-name="Standard" style:list-style-name="L5">
      <style:paragraph-properties fo:line-height="150%"/>
      <style:text-properties officeooo:rsid="003ab053" officeooo:paragraph-rsid="003ab053"/>
    </style:style>
    <style:style style:name="P40" style:family="paragraph" style:parent-style-name="Standard">
      <style:paragraph-properties fo:line-height="150%" fo:text-align="justify" style:justify-single-word="false"/>
      <style:text-properties fo:font-style="normal" officeooo:rsid="003ab053" officeooo:paragraph-rsid="003ab053" style:font-style-asian="normal" style:font-style-complex="normal"/>
    </style:style>
    <style:style style:name="P41" style:family="paragraph" style:parent-style-name="Standard" style:list-style-name="L5">
      <style:paragraph-properties fo:line-height="150%"/>
      <style:text-properties fo:font-style="normal" officeooo:rsid="003ab053" officeooo:paragraph-rsid="003ab053" style:font-style-asian="normal" style:font-style-complex="normal"/>
    </style:style>
    <style:style style:name="P42" style:family="paragraph" style:parent-style-name="Standard">
      <style:paragraph-properties fo:line-height="150%"/>
      <style:text-properties officeooo:rsid="00139bd9" officeooo:paragraph-rsid="001640ea"/>
    </style:style>
    <style:style style:name="P43" style:family="paragraph" style:parent-style-name="Standard">
      <style:paragraph-properties fo:line-height="150%"/>
      <style:text-properties officeooo:rsid="0017c70e" officeooo:paragraph-rsid="0017c70e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1e8587" officeooo:paragraph-rsid="001e8587"/>
    </style:style>
    <style:style style:name="P45" style:family="paragraph" style:parent-style-name="Heading_20_1">
      <style:paragraph-properties fo:line-height="150%"/>
    </style:style>
    <style:style style:name="P46" style:family="paragraph" style:parent-style-name="Heading_20_2">
      <style:paragraph-properties fo:line-height="150%"/>
    </style:style>
    <style:style style:name="P47" style:family="paragraph" style:parent-style-name="Heading_20_3">
      <style:paragraph-properties fo:line-height="150%"/>
    </style:style>
    <style:style style:name="T1" style:family="text">
      <style:text-properties officeooo:rsid="00139bd9"/>
    </style:style>
    <style:style style:name="T2" style:family="text">
      <style:text-properties officeooo:rsid="00156194"/>
    </style:style>
    <style:style style:name="T3" style:family="text">
      <style:text-properties officeooo:rsid="001987d2"/>
    </style:style>
    <style:style style:name="T4" style:family="text">
      <style:text-properties officeooo:rsid="001a69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6194" style:font-weight-asian="bold" style:font-weight-complex="bold"/>
    </style:style>
    <style:style style:name="T7" style:family="text">
      <style:text-properties fo:font-weight="bold" officeooo:rsid="00225697" style:font-weight-asian="bold" style:font-weight-complex="bold"/>
    </style:style>
    <style:style style:name="T8" style:family="text">
      <style:text-properties fo:font-weight="bold" officeooo:rsid="001a69d5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39bd9" style:font-style-asian="italic" style:font-style-complex="italic"/>
    </style:style>
    <style:style style:name="T11" style:family="text">
      <style:text-properties fo:font-style="italic" officeooo:rsid="00156194" style:font-style-asian="italic" style:font-style-complex="italic"/>
    </style:style>
    <style:style style:name="T12" style:family="text">
      <style:text-properties fo:font-style="italic" officeooo:rsid="002455b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bd73c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39bd9" style:font-style-asian="normal" style:font-weight-asian="bold" style:font-style-complex="normal" style:font-weight-complex="bold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style:font-name="Courier New" fo:font-weight="bold" officeooo:rsid="001f8ce3" style:font-weight-asian="bold" style:font-weight-complex="bold"/>
    </style:style>
    <style:style style:name="T21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Courier New" fo:font-weight="normal" style:font-weight-asian="normal" style:font-weight-complex="normal"/>
    </style:style>
    <style:style style:name="T23" style:family="text">
      <style:text-properties style:font-name="Courier New" officeooo:rsid="001987d2"/>
    </style:style>
    <style:style style:name="T24" style:family="text">
      <style:text-properties style:font-name="Courier New" officeooo:rsid="001a69d5"/>
    </style:style>
    <style:style style:name="T25" style:family="text">
      <style:text-properties officeooo:rsid="00225697"/>
    </style:style>
    <style:style style:name="T26" style:family="text">
      <style:text-properties officeooo:rsid="0023a30c"/>
    </style:style>
    <style:style style:name="T27" style:family="text">
      <style:text-properties officeooo:rsid="0027e2a4"/>
    </style:style>
    <style:style style:name="T28" style:family="text">
      <style:text-properties officeooo:rsid="002903c8"/>
    </style:style>
    <style:style style:name="T29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okumentace k semestrální práci z KIV/ZOS</text:p>
      <text:p text:style-name="P34">Vladimír Láznička</text:p>
      <text:p text:style-name="P34">2015/2016</text:p>
      <text:p text:style-name="P17"/>
      <text:h text:style-name="P45" text:outline-level="1">Cíl práce</text:h>
      <text:p text:style-name="P19"><text:tab/>Cílem práce je implementace řešení pro <text:span text:style-name="T5">kontrolu délky řetězu ve FAT souboru</text:span> (úkol č. 1) a následnou <text:span text:style-name="T5">defragmentaci bloků ve FAT souboru</text:span> (úkol č. 2). Práce bude naprogramována v jazyce C s využitím vícevláknového zpracování jednotlivých úkolů.</text:p>
      <text:p text:style-name="P17"/>
      <text:h text:style-name="P45" text:outline-level="1">Návrh řešení zadaných úkolů</text:h>
      <text:p text:style-name="P20"><text:tab/>Víclevláknové zpracování úkolů bude řešeno principem <text:span text:style-name="T9">Farmer-Workers</text:span>, kdy <text:span text:style-name="T5">jedno hlavní vlákno</text:span> <text:span text:style-name="T1">(</text:span><text:span text:style-name="T10">Farmer</text:span><text:span text:style-name="T1">) </text:span><text:span text:style-name="T16">bude přiřazovat jednotlivé soubory </text:span><text:span text:style-name="T17">na žádost podřízených vláken</text:span><text:span text:style-name="T1"> (</text:span><text:span text:style-name="T10">Workers</text:span><text:span text:style-name="T1">). Následně bude hlavní vlákno čekat (</text:span><text:span text:style-name="T10">join</text:span><text:span text:style-name="T1">) s další rutinou na dokončení prací jednotlivých podřízených vláken. Ty pak budou opakovaně žádat o práci a svůj běh ukončí, jakmile jim nebude už co přidělit. </text:span></text:p>
      <text:p text:style-name="P18"/>
      <text:h text:style-name="P46" text:outline-level="2">Kontrola délky řetězu ve FAT souboru</text:h>
      <text:p text:style-name="P21"><text:tab/>Vláknům bude předávaný odkaz (<text:span text:style-name="T9">pointer</text:span>) na jednotlivé záznamy <text:span text:style-name="T9">Root Directory</text:span>, které v zásadě reprezentují jednotlivé soubory na disku. Mezi údaje záznamu <text:span text:style-name="T9">Root Directory</text:span> patří <text:span text:style-name="T5">délka souboru v bytech</text:span>. Toho lze využít k určení předpokládané velikosti souboru v clusterech, kdy vydělíme zmíněný údaj velikostí clusteru v daném FAT souboru (je uvedená v záznamu <text:span text:style-name="T9">Boot Record</text:span>) a zaokrouhlíme směrem nahoru.</text:p>
      <text:p text:style-name="P21"><text:tab/>Následně budeme v cyklu procházet řetěz daného souboru, kdy začínáme na <text:span text:style-name="T5">indexu daném </text:span><text:soft-page-break/><text:span text:style-name="T5">proměnnou „</text:span><text:span text:style-name="T13">First Cluster</text:span><text:span text:style-name="T5">“</text:span> ve structuře <text:span text:style-name="T9">Root Directory</text:span>, dokud nenarazíme na hodnotu <text:span text:style-name="T5">označující konec souboru</text:span> nebo reálný počet clusterů, který se bude inkrementovat s každým průběhem cyklu, <text:span text:style-name="T5">nepřesáhne předem vypočítaný předpokládaný počet clusterů</text:span>. V případě, že tyto počty souhlasí a zároveň na posledním procházeném indexu bude hodnota <text:s/>označující konec souboru, soubor má správnou délku, v opačném případě je délka chybná.</text:p>
      <text:p text:style-name="P17"/>
      <text:h text:style-name="P46" text:outline-level="2">Defragmentace</text:h>
      <text:p text:style-name="P22"><text:tab/>Před samotnou defrgmentací bude proveden „výpočet“ umístění jednotlivých souborů. Pro každý soubor popsaný <text:span text:style-name="T25">pomocí</text:span> <text:span text:style-name="T9">Root Directory</text:span> bude spočítána velikost v clusterech (viz část řešení předchozího úkolu) a <text:span text:style-name="T5">na základě výsledných hodnot se nastaví plánované počáteční indexy</text:span>, které se uloží pro použití v samotné defragmentaci. Bude rovněž kontrolována přítomnost poškozených bloků – v takovém případě bude počáteční index pro konkrétní soubor <text:span text:style-name="T5">umístěn za tento poškozený blok</text:span>.</text:p>
      <text:p text:style-name="P24"><text:tab/>Vláknům se <text:span text:style-name="T2">pak</text:span> opět předá odkaz na jednotlivé záznamy <text:span text:style-name="T9">Root Directory</text:span> <text:span text:style-name="T2">a navíc také </text:span><text:span text:style-name="T6">příslušné počáteční indexy bloků</text:span><text:span text:style-name="T2">, kam mají být soubory přemístěny. Vlákno bude na základě informací z FAT tabulky procházet jednotlivé bloky, přičemž bude jejich obsah </text:span><text:span text:style-name="T6">přemisťovat do bloků na indexech určených podle předaného počátečního indexu</text:span><text:span text:style-name="T2">. Zároveň s tím bude měnit obsah FAT tabulek, </text:span><text:span text:style-name="T6">aby odpovídal změně stavu </text:span><text:span text:style-name="T7">na jednotlivých blocích</text:span><text:span text:style-name="T2">, a na indexech původních bloků bude nastaven stav </text:span><text:span text:style-name="T11">UNUSED</text:span><text:span text:style-name="T2">, aby tyto bloky mohly být k dispozici.</text:span></text:p>
      <text:p text:style-name="P24"><text:span text:style-name="T2"><text:tab/>Pokud vlákno nebude moci obsah bloku přemístit, protože ten cílový je </text:span><text:span text:style-name="T6">stále obsazený původním obsahem</text:span><text:span text:style-name="T2">, bude tento blok společně s cílovým indexem a hodnotou, která se má uložit na tento index ve FAT tabulce, </text:span><text:span text:style-name="T6">odložen do fronty ještě nezpracovaných bloků daného vlákna</text:span><text:span text:style-name="T2">. Tyto bloky se poté přemístí na cílové místo, jakmile vlákno dokončí všechny dostupné práce předané hlavním vláknem. Tento mechanismus by měl předejít uvíznutí vláken v případě, že si budou </text:span><text:span text:style-name="T6">navzájem </text:span><text:span text:style-name="T7">bránit</text:span><text:span text:style-name="T6"> přístup</text:span><text:span text:style-name="T7">u</text:span><text:span text:style-name="T6"> k potřebným blokům</text:span><text:span text:style-name="T2">, ačkoliv bude také znamenat potřebu většího množství paměti.</text:span></text:p>
      <text:p text:style-name="P23"/>
      <text:p text:style-name="P23"/>
      <text:p text:style-name="P23"/>
      <text:p text:style-name="P23"/>
      <text:p text:style-name="P23"/>
      <text:h text:style-name="P45" text:outline-level="1"><text:soft-page-break/>Implementace</text:h>
      <text:h text:style-name="P46" text:outline-level="2">Soubory programu</text:h>
      <text:p text:style-name="P16"><text:tab/>Výsledný program se skládá ze <text:span text:style-name="T5">zdrojových</text:span> (<text:span text:style-name="T18">.c</text:span>) a <text:span text:style-name="T5">hlavičkových</text:span> (<text:span text:style-name="T18">.h</text:span>) souborů, <text:span text:style-name="T5">shellového skriptu</text:span> (<text:span text:style-name="T18">.sh</text:span>) provádějící<text:span text:style-name="T26">ho</text:span> spuštění programu pro variabilní počet vláken a souboru <text:span text:style-name="T22">Makefile</text:span> sloužícím ke kompilaci programu. Hlavičkové soubory pak také obsahují <text:span text:style-name="T5">komentáře ke strukturám a funkcím</text:span>.</text:p>
      <text:p text:style-name="P15"/>
      <text:h text:style-name="P46" text:outline-level="2">Zdrojové a hlavičkové soubory</text:h>
      <text:list xml:id="list4668661486455588164" text:style-name="L1">
        <text:list-item>
          <text:p text:style-name="P35"><text:span text:style-name="T21">structures.h</text:span> – definuje globálně používané struktury, do kterých jsou ukládány potřebné informace pro práci programu, včetně struktur pro uložení vstupního FAT souboru (<text:span text:style-name="T9">Boot Record</text:span>, <text:span text:style-name="T9">Root Direct</text:span><text:span text:style-name="T12">o</text:span><text:span text:style-name="T9">ry</text:span>...).</text:p>
        </text:list-item>
        <text:list-item>
          <text:p text:style-name="P35"><text:span text:style-name="T19">global_functions.h</text:span> – definuje funkce spouštěné z hlavního vlákna programu (z funkce main)</text:p>
        </text:list-item>
        <text:list-item>
          <text:p text:style-name="P35"><text:span text:style-name="T19">worker_functions.h</text:span> – definuje funkce, které řeší činnosti podřízených vláken programu (žádost o práci od hlavního vlákna, defragmentace...)</text:p>
        </text:list-item>
        <text:list-item>
          <text:p text:style-name="P35"><text:span text:style-name="T19">main.c</text:span> – obsahuje hlavní (vstupní) funkci programu, která bude postupně iniciovat jednotlivé části programu</text:p>
        </text:list-item>
        <text:list-item>
          <text:p text:style-name="P35"><text:span text:style-name="T19">global_functions.c</text:span> – implementace funkcí hlavního vlákna</text:p>
        </text:list-item>
        <text:list-item>
          <text:p text:style-name="P35"><text:span text:style-name="T19">worker_functions.</text:span><text:span text:style-name="T20">c</text:span> - implementace funkcí podřízených vláken</text:p>
        </text:list-item>
      </text:list>
      <text:p text:style-name="P15"/>
      <text:h text:style-name="P46" text:outline-level="2">Globální struktury a hlavní funkce (main)</text:h>
      <text:list xml:id="list2526029628554980193" text:style-name="L2">
        <text:list-item>
          <text:p text:style-name="P36"><text:span text:style-name="T5">Struktura </text:span><text:span text:style-name="T19">boot_record</text:span> - jedná se o strukturu pro uložení dat <text:span text:style-name="T9">Boot Record</text:span> záznamu ze souborového systému FAT.</text:p>
        </text:list-item>
        <text:list-item>
          <text:p text:style-name="P36"><text:span text:style-name="T5">Struktura </text:span><text:span text:style-name="T19">root_directory</text:span> - jedná se o strukturu pro uložení dat <text:span text:style-name="T9">Root Directory</text:span> záznamu ze souborového systému FAT.</text:p>
        </text:list-item>
        <text:list-item>
          <text:p text:style-name="P36"><text:span text:style-name="T5">Struktura </text:span><text:span text:style-name="T19">suspend_cluster</text:span> - struktura pro uložení obsahu clusteru, který nebylo možné při defragmentaci hned zpracovat. Tato struktura je zapojována do <text:span text:style-name="T27">spojového</text:span> seznamu, který si drží každé podřízené vlákno při defragmentačním procesu.</text:p>
        </text:list-item>
      </text:list>
      <text:p text:style-name="P2"/>
      <text:h text:style-name="P47" text:outline-level="3"><text:soft-page-break/>Hlavní funkce (main)</text:h>
      <text:p text:style-name="P3"><text:tab/>Program začne kontrolou vložených argumentů pomocí funkce <text:span text:style-name="T18">check_arguments()</text:span>, pokud tato proběhne v pořádku, pokračuje se voláním funkce <text:span text:style-name="T18">load_file()</text:span>, která načte obsah vstupního FAT souboru do připravených struktur (<text:span text:style-name="T18">boot_record* br</text:span>, <text:span text:style-name="T18">uint32_t** fat_tables</text:span>, <text:span text:style-name="T18">root_directory** rd_list</text:span> a <text:span text:style-name="T18">char** clusters</text:span>). V případě, že je načtení v pořádku, provede se alokace paměti pro podřízená vlákna (<text:span text:style-name="T18">worker_threads</text:span>).</text:p>
      <text:p text:style-name="P4"><text:tab/>Následně <text:span text:style-name="T5">proběhne nastavení několika potřebných parametrů pro zahájení kontroly délky souborů</text:span>. Důležitá je proměnná <text:span text:style-name="T18">bad_file_size_sum</text:span>, která značí počet souborů s chybnou velikostí (na začátku je 0). <text:span text:style-name="T3">Poté se zahájí činnost vláken pomocí knihovní funkce </text:span><text:span text:style-name="T23">pthread_create()</text:span><text:span text:style-name="T3"> a pomocí funkce </text:span><text:span text:style-name="T23">pthread_join()</text:span><text:span text:style-name="T3"> se pozastaví činnost hlavního vlákna, dokud ta podřízená neskončí. V průběhu práce vláken se může inkrementovat proměnná </text:span><text:span text:style-name="T18">bad_file_size_sum</text:span>, <text:span text:style-name="T3">pokud je vyhodnoceno, že nějaké soubory mají špatnou velikost, a na základě toho je rozhodováno o dalším postupu.</text:span></text:p>
      <text:p text:style-name="P5"><text:tab/><text:span text:style-name="T5">V případě, že žádné chybné velikosti nebyly objeveny, pokračuje se úlohou defragmentace.</text:span> Nejprve jsou inicializovány mutexy v poli <text:span text:style-name="T18">cluster_mutex_array</text:span>, které slouží pro zamykání sekcí s clustery v průběhu defragmentace. Dále se nastaví parametry potřebné pro zahájení defragmentace <text:span text:style-name="T28">a</text:span> voláním funkce <text:span text:style-name="T18">prepare_fat_tables_for_defrag()</text:span> se připraví indexy v seznamu <text:span text:style-name="T18">defrag_indexes</text:span>, které jsou používány pro umisťování souborů na správná místa. Následně se opět spustí práce podřízených vláken a hlavní vlákno čeká na jejich dokončení.</text:p>
      <text:p text:style-name="P6"><text:tab/><text:span text:style-name="T5">Po skončení defragmentace se obsah FAT struktur uloží do výstupního souboru</text:span> (program informuje, zda bylo uložení úspěšné) pomocí funkce <text:span text:style-name="T18">save_file()</text:span> a nakonec se provede vy<text:span text:style-name="T4">čiětění paměti držené strukturami funkcí </text:span><text:span text:style-name="T24">clear_structures()</text:span><text:span text:style-name="T4">. Při úspěchu program končí návratovou hodnotou </text:span><text:span text:style-name="T8">0</text:span><text:span text:style-name="T4">.</text:span></text:p>
      <text:p text:style-name="P1"/>
      <text:p text:style-name="P1"/>
      <text:p text:style-name="P1"/>
      <text:p text:style-name="P1"/>
      <text:h text:style-name="P46" text:outline-level="2"><text:soft-page-break/>Funkce hlavního vlákna</text:h>
      <text:h text:style-name="P47" text:outline-level="3">Funkce <text:span text:style-name="T18">check_arguments()</text:span></text:h>
      <text:p text:style-name="P8"><text:tab/>Nejprve je zkontrolován počet argumentů, pokud není správný (<text:span text:style-name="T5">program + 3 argumenty</text:span>), vypíše se chybová hláška a program se ukončí s hodnotou <text:span text:style-name="T18">EXIT_FAILURE</text:span>. V případě, že je počet argumentů v pořádku, <text:span text:style-name="T5">uloží se do připravených proměnných a provede se převod argumentu pro počet vláken z řetězce na integer</text:span> (rovněž kontrolováno, pokud se nejedná o celé kladné číslo, program skončí).</text:p>
      <text:p text:style-name="P7"/>
      <text:h text:style-name="P47" text:outline-level="3">Funkce <text:span text:style-name="T18">load_file()</text:span></text:h>
      <text:p text:style-name="P8"><text:tab/>Funkce se pokusí otevřít soubor v <text:span text:style-name="T5">režimu binárního čtení</text:span>, pokud dojde k chybě, program ji oznámí a skončí s hodnotou <text:span text:style-name="T18">EXIT_FAILURE</text:span>. V pozitivním případě se alokuje paměť pro jednotlivé struktury a knihovní funkcí <text:span text:style-name="T18">fread()</text:span> se do nich načte obsah ze souboru.</text:p>
      <text:p text:style-name="P7"/>
      <text:h text:style-name="P47" text:outline-level="3">Funkce <text:span text:style-name="T18">save_file()</text:span></text:h>
      <text:p text:style-name="P8"><text:tab/>Obdoba předchozí funkce, jen provádí zápis jednotlivých struktur do souboru pomocí knihovní funkce <text:span text:style-name="T18">fwrite()</text:span>.</text:p>
      <text:p text:style-name="P7"/>
      <text:h text:style-name="P47" text:outline-level="3">Funkce <text:span text:style-name="T18">clear_structures()</text:span></text:h>
      <text:p text:style-name="P10"><text:tab/>Postupně uvolní paměť používanou jednotlivými strukturami potřebnými pro FAT soubor.</text:p>
      <text:p text:style-name="P9"/>
      <text:h text:style-name="P47" text:outline-level="3">Funkce <text:span text:style-name="T18">prepare_fat_tables_for_defrag()</text:span></text:h>
      <text:p text:style-name="P10"><text:tab/>Funkce nejprve alokuje paměť pro plánované počáteční indexy (<text:span text:style-name="T18">uint32_t</text:span>) jednotlivých souborů – pole <text:span text:style-name="T18">defrag_indexes</text:span>. Následně se prochází jednotlivé záznamy <text:span text:style-name="T9">Root Directory</text:span> (seznam <text:span text:style-name="T18">rd_list</text:span>) a poměrem velikosti souboru v bytech (<text:span text:style-name="T18">file_size</text:span> ze struktury <text:span text:style-name="T18">root_directory</text:span>) a velikostí jednoho clusteru (<text:span text:style-name="T18">cluster_size</text:span> ze struktury <text:span text:style-name="T18">boot_record</text:span>) se zjistí počet clusterů, které soubor potřebuje. Ve vnitřní cyklu se pak procházejí indexy v první FAT tabulce a pokud se na některém z nich narazí na hodnotu <text:span text:style-name="T18">FAT_BAD_CLUSTER</text:span>, plánovaný první index souboru se přesune za něj (toto se opakuje, dokud není nalezeno dost místa pro právě <text:soft-page-break/>řešený soubor). Jednotlivé indexy se pak ukládají do zmíněného pole.</text:p>
      <text:p text:style-name="P1"/>
      <text:h text:style-name="P46" text:outline-level="2">Funkce podřízených vláken</text:h>
      <text:h text:style-name="P47" text:outline-level="3">Funkce <text:span text:style-name="T18">do_work()</text:span></text:h>
      <text:p text:style-name="P12"><text:tab/>Hlavní funkce podřízených vláken (používá se jako argument do funkce <text:span text:style-name="T23">pthread_create</text:span><text:span text:style-name="T18">()</text:span>) – <text:span text:style-name="T5">obsahuje cyklus, ve kterém si vlákna říkají o další práci a pak ji vykonávají</text:span>. Jako argument této funkce se předává hodnota značící, jakou práci má vlákno vykonávat:</text:p>
      <text:p text:style-name="P12"/>
      <text:list xml:id="list604383503172586043" text:style-name="L3">
        <text:list-item>
          <text:p text:style-name="P37">kontrolu velikosti souboru – <text:span text:style-name="T18">CHECK_FILE_SIZE_JOB</text:span></text:p>
        </text:list-item>
        <text:list-item>
          <text:p text:style-name="P37">defragmentaci souboru – <text:span text:style-name="T18">DEFRAGMENATATION_JOB</text:span></text:p>
        </text:list-item>
      </text:list>
      <text:p text:style-name="P11"/>
      <text:p text:style-name="P12"><text:tab/>Před zahájením cyklu si vlákno vytvoří počáteční prvek spojového seznamu struktury <text:span text:style-name="T18">suspend_cluster</text:span>, za který se budou případně přidávat clustery, <text:span text:style-name="T5">které není možné při defragmentaci ihned vyřešit</text:span>. </text:p>
      <text:p text:style-name="P12"><text:tab/>Následuje samotný cyklus, ve kterém se vykovává práce. Ten běží dokud návratová hodnota funkce <text:span text:style-name="T18">get_job()</text:span> je &gt;= 0, tato hodnota pak slouží jako index do seznamu <text:span text:style-name="T18">rd_list</text:span> a v podstatě říká, jaký soubor má vlákno řešit. Vlákno pak na základě <text:span text:style-name="T5">aktuálně nastavené práce</text:span> volá buď funkci <text:span text:style-name="T18">size_check_func()</text:span><text:span text:style-name="T29">,</text:span> jejíž výstup je posílán do funkce <text:span text:style-name="T18">increment_bad_file_size_sum()</text:span>, nebo <text:span text:style-name="T18">defragment_func()</text:span>, která vrací ukazatel na poslední prvek seznamu <text:span text:style-name="T18">suspend_cluster</text:span>, pokud byly za jejího průběhu nějaké vytvořeny a připojeny ke stávajícímu seznamu.</text:p>
      <text:p text:style-name="P12"><text:tab/>Jakmile cyklus skončí (všechny soubory byly obslouženy), provede se funkce <text:span text:style-name="T18">defragment_suspended_func()</text:span>, která vyřeší zbývající clustery (za podmínky, že nějaké jsou). Nakonec je uvolněna paměť zabraná seznamem struktur <text:span text:style-name="T18">suspend_cluster</text:span>.</text:p>
      <text:p text:style-name="P11"/>
      <text:h text:style-name="P47" text:outline-level="3">Funkce <text:span text:style-name="T18">get_job()</text:span></text:h>
      <text:p text:style-name="P12"><text:tab/>Tato funkce předává vláknu <text:span text:style-name="T5">index souboru, který má obsloužit, pokud ještě nějaké zbývají</text:span> (to je zajištěno porovnáním proměnné <text:span text:style-name="T18">processed_files</text:span> a proměnné <text:span text:style-name="T18">root_directory_max_entries_count</text:span> z <text:span text:style-name="T9">Boot Record</text:span> struktury). Pokud již žádné <text:soft-page-break/>nezbývají, funkce vrací <text:span text:style-name="T5">-1</text:span>. Ve funkci je použit mutex – <text:span text:style-name="T18">get_job_mutex</text:span> – který má za úkol zajistit přístup k proměnné <text:s/><text:span text:style-name="T18">processed_files</text:span> pouze jednomu vláknu naráz.</text:p>
      <text:p text:style-name="P11"/>
      <text:h text:style-name="P47" text:outline-level="3">Funkce <text:span text:style-name="T18">size_check_func()</text:span></text:h>
      <text:p text:style-name="P25"><text:tab/>Funkce přejímá jako parametr ukazatel na strukturu <text:span text:style-name="T18">root_directory</text:span>, která popisuje zkoumaný soubor. <text:span text:style-name="T5">Z ní si načte potřebné parametry a projde v cyklu všechny indexy ve FAT tabulce, přičemž si inkrementuje proměnnou pro reálný počet clusterů</text:span>. Skončí v momentě, kdy narazí na hodnotu <text:span text:style-name="T18">FAT_FILE_END</text:span> nebo reálný počet počet clusterů přesáhne očekávaný počet.</text:p>
      <text:p text:style-name="P25"><text:tab/>Funkce vrací <text:span text:style-name="T5">0</text:span> v případě, že soubor má velikost v pořádku, <text:s/>a <text:span text:style-name="T5">1</text:span> v případě opačném.</text:p>
      <text:p text:style-name="P25"/>
      <text:h text:style-name="P47" text:outline-level="3">Funkce <text:span text:style-name="T18">increment_bad_file_size_sum()</text:span></text:h>
      <text:p text:style-name="P26"><text:tab/>Jednoduchá funkce, která má za úkol inkrementovat globální proměnnou <text:span text:style-name="T18">bad_file_size_sum</text:span> o v parametru předané množství. Používá mutex – <text:span text:style-name="T18">bad_file_size_sum_mutex</text:span> – aby zabránila současný přístup více vláken.</text:p>
      <text:h text:style-name="P47" text:outline-level="3">Funkce <text:span text:style-name="T18">defragment_func()</text:span></text:h>
      <text:p text:style-name="P27"><text:tab/>Funkce obsluhující defragmentaci vybraného souboru. Jako parametry přejímá odkaz na strukturu <text:span text:style-name="T18">root_directory</text:span>, plánovaný počáteční index souboru (kam bude soubor umístěn) a poslední člen seznamu se strukturami <text:span text:style-name="T18">suspend_cluster</text:span>. Nejprve si zjistí, kolik clusterů soubor má a poté provádí cyklus pro všechny tyto clustery. V něm si nejprve určí <text:span text:style-name="T5">jeden z mutexů v poli cluster_mutex_array pro zdrojový cluster a druhý mutex pro cílový cluster</text:span> – tyto mutexy pak zamkne, aby se k nim žádné jiné vlákno nedostalo (vždy si pokryje <text:span text:style-name="T5">1/10 celkového množství clusterů v oblasti, kde se dané clustery nachází</text:span>)</text:p>
      <text:p text:style-name="P27"><text:tab/>Následuje přesun obsahu clusterů mezi dvěma místy a úprava údajů ve FAT tabulce podle provedené změny, pokud měl cílový cluster označení <text:span text:style-name="T18">FAT_UNUSED</text:span>. Pokud ne, <text:span text:style-name="T5">obsah clusteru, jeho cílový index a index následujícího clusteru</text:span> (pro budoucí vyplnění údaje do FAT tabulky), se uloží do nově vytvořené struktury <text:span text:style-name="T18">suspend_cluster</text:span>. Ta se pak přidá za poslední prvek v již existujícím seznamu. Jakmile se tyto operace pro daný cluster dokončí zabrané mutexy se odemknou a cyklus pokračuje dalším clusterem. Návratovou hodnotou funkce je odkaz na poslední člen seznamu struktur <text:span text:style-name="T18">suspend_cluster</text:span>.</text:p>
      <text:p text:style-name="P27"/>
      <text:h text:style-name="P47" text:outline-level="3"><text:soft-page-break/>Funkce <text:span text:style-name="T18">defragment_suspended_func()</text:span></text:h>
      <text:p text:style-name="P28"><text:tab/>Tato funkce osluhuje seznam clusterů, <text:span text:style-name="T5">které nemohly být zpracovány během hlavní části defragmentace</text:span>. Pomocí funkce <text:span text:style-name="T18">cluster_unused()</text:span> si zjišťuje, zda je cílový index již volný (některá vlákna mohou teoreticky pořád řešit předané soubory), pokud ne, vlákno odevzdá zbytek přiděleného času pomocí <text:span text:style-name="T18">sched_yield()</text:span>. Jakmile se cílový cluster uvolní, vlákno si nad ním zamkne mutex z pole <text:span text:style-name="T18">cluster_mutex_array</text:span> a provede přesun obsahu na správné místo.</text:p>
      <text:p text:style-name="P28"/>
      <text:h text:style-name="P47" text:outline-level="3">Funkce <text:span text:style-name="T18">cluster_unused()</text:span></text:h>
      <text:p text:style-name="P29"><text:tab/>Funkce zjišťující, zda je cluster na předaném indexu označen ve FAT tabulce jako <text:span text:style-name="T18">FAT_UNUSED</text:span>. Využívá mutexu z pole <text:span text:style-name="T18">cluster_mutex_array</text:span> pro zajištění přístupu pouze jednoho vlákna naráz. Vrací pak výsledek porovnání mezi hodnotou ve FAT tabulce a konstantou <text:span text:style-name="T18">FAT_UNUSED</text:span>.</text:p>
      <text:p text:style-name="P29"/>
      <text:h text:style-name="P47" text:outline-level="3">Funkce <text:span text:style-name="T18">clear_suspended_cluster_list()</text:span></text:h>
      <text:p text:style-name="P30"><text:tab/>Funkce, která postupně uvolní paměť zabranou spojovým seznamem se strukturami <text:span text:style-name="T18">suspend_cluster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soft-page-break/>Spuštění programu</text:h>
      <text:p text:style-name="P31"><text:tab/>Program <text:span text:style-name="T9">FAT_Defragmentator</text:span> lze spustit samostatně z příkazové řádky (po kompilaci) předáním 3 parametrů:</text:p>
      <text:p text:style-name="P31"/>
      <text:list xml:id="list3984587440394170078" text:style-name="L4">
        <text:list-item>
          <text:p text:style-name="P38">cesta ke vstupnímu FAT souboru</text:p>
        </text:list-item>
        <text:list-item>
          <text:p text:style-name="P38">cesta k výstupnímu FAT souboru</text:p>
        </text:list-item>
        <text:list-item>
          <text:p text:style-name="P38">počet podřízených vláken, které budou vytvořeny</text:p>
        </text:list-item>
      </text:list>
      <text:p text:style-name="P13"/>
      <text:p text:style-name="P32"><text:tab/>Všechny ty to parametry musí být zadány, jinak program vypíše chybu a ukončí svůj běh. Počet vláken musí být zadán jako celé kladné číslo.</text:p>
      <text:p text:style-name="P32"/>
      <text:p text:style-name="P32"><text:tab/>Dalším způsobem je spuštění pomocí přiloženého skriptu <text:s/><text:span text:style-name="T9">FAT_Defragmentator_run.sh</text:span><text:span text:style-name="T14">, který spustí program </text:span><text:span text:style-name="T16">n-krát s 1...n vlákny</text:span><text:span text:style-name="T14">. Zároveň měří čas běhu programu a zapisuje do souboru FAT_Defragmentator.log jednotlivé časy. Potřebné parametry pro sp</text:span><text:span text:style-name="T15">u</text:span><text:span text:style-name="T14">štění skriptu jsou:</text:span></text:p>
      <text:p text:style-name="P40"/>
      <text:list xml:id="list4943200218095881536" text:style-name="L5">
        <text:list-item>
          <text:p text:style-name="P41">název programu ke spuštění (FAT_Defragmentator)</text:p>
        </text:list-item>
        <text:list-item>
          <text:p text:style-name="P41">cesta ke vstupnímu FAT souboru</text:p>
        </text:list-item>
        <text:list-item>
          <text:p text:style-name="P41">cesta k výstupnímu FAT souboru</text:p>
        </text:list-item>
        <text:list-item>
          <text:p text:style-name="P39"><text:span text:style-name="T14">maximální počet vláken, které mají být použity (n)</text:span>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ír Láznička</meta:initial-creator>
    <meta:creation-date>2016-01-20T10:31:14.367000000</meta:creation-date>
    <dc:date>2016-01-20T20:34:35.222000000</dc:date>
    <dc:creator>Vladimír Láznička</dc:creator>
    <meta:editing-duration>PT3H44M30S</meta:editing-duration>
    <meta:editing-cycles>37</meta:editing-cycles>
    <meta:generator>LibreOffice/5.0.4.2$Windows_x86 LibreOffice_project/2b9802c1994aa0b7dc6079e128979269cf95bc78</meta:generator>
    <meta:document-statistic meta:table-count="0" meta:image-count="0" meta:object-count="0" meta:page-count="9" meta:paragraph-count="80" meta:word-count="1884" meta:character-count="13546" meta:non-whitespace-character-count="11706"/>
  </office:meta>
</office:document-meta>
</file>